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0623" officeooo:paragraph-rsid="001f0623" style:font-size-asian="20pt" style:font-size-complex="20pt"/>
    </style:style>
    <style:style style:name="P2" style:family="paragraph" style:parent-style-name="Standard">
      <style:text-properties fo:font-size="20pt" officeooo:rsid="001fb569" officeooo:paragraph-rsid="001fb569" style:font-size-asian="20pt" style:font-size-complex="20pt"/>
    </style:style>
    <style:style style:name="P3" style:family="paragraph" style:parent-style-name="Standard">
      <style:text-properties fo:font-size="20pt" officeooo:rsid="001fb569" officeooo:paragraph-rsid="0022632c" style:font-size-asian="20pt" style:font-size-complex="20pt"/>
    </style:style>
    <style:style style:name="P4" style:family="paragraph" style:parent-style-name="Standard">
      <style:text-properties fo:font-size="20pt" officeooo:rsid="0022632c" officeooo:paragraph-rsid="0022632c" style:font-size-asian="20pt" style:font-size-complex="20pt"/>
    </style:style>
    <style:style style:name="T1" style:family="text">
      <style:text-properties officeooo:rsid="002263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Na Mesiaci prvá družica pristála v 1959. Mariánsku priekopu však ľudia navštívili až v r. 1960.</text:p>
      <text:p text:style-name="P1">Prečo im to trvalo tak dlho?</text:p>
      <text:p text:style-name="P1"/>
      <text:p text:style-name="P1">2. Na betónovej priehrade sa nachádzajú dva rovnaké otvory: jeden pri hornom okraji priehrady, druhý pri spodku. Priehradu úplne naplníme vodou a oba otvory otvoríme. Z ktorého bude ďalej striekať voda? Prečo?</text:p>
      <text:p text:style-name="P1"/>
      <text:p text:style-name="P2">3. Plastovú fľašu naplníme teplým vzduchom a vložíme do mrazničky. Po chvíli fľaša spľasne. Prečo? A čo a prečo by sa stalo s pevnou kovovou fľašou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4. </text:span>Mohli by sme potrubia v hydraulickom lise naplniť vzduchom, alebo je nutné použiť kvapalinu? Prečo?</text:p>
      <text:p text:style-name="P2">Akým jednoduchým experimentom sa možno presvedčiť o príslušných vlastnostiach plynov a kvapalín?</text:p>
      <text:p text:style-name="P2"/>
      <text:p text:style-name="P2"><text:span text:style-name="T1">5. </text:span>Bolo by ľahšie nafúknuť balón na Mesiaci ako na Zemi? <text:span text:style-name="T1">Kde na Zemi sa balóny fúkajú ťažko?</text:span></text:p>
      <text:p text:style-name="P2"/>
      <text:p text:style-name="P2"><text:span text:style-name="T1">6.</text:span> Prečo je na sprejoch zákaz hádzania do ohňa a môže byť nebezpečné nechať sprej na slnku či v rozhorúčenom aute?</text:p>
      <text:p text:style-name="P2"/>
      <text:p text:style-name="P4">7. Prečo sú prehustené pneumatiky (priveľký tlak) nebezpečnejšie v lete ako v zime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08:54:51.193514025</meta:creation-date>
    <meta:generator>LibreOffice/24.2.7.2$Linux_X86_64 LibreOffice_project/420$Build-2</meta:generator>
    <dc:date>2025-03-18T00:42:43.398034516</dc:date>
    <meta:editing-duration>PT1H24M10S</meta:editing-duration>
    <meta:editing-cycles>20</meta:editing-cycles>
    <meta:document-statistic meta:table-count="0" meta:image-count="0" meta:object-count="0" meta:page-count="2" meta:paragraph-count="9" meta:word-count="161" meta:character-count="970" meta:non-whitespace-character-count="818"/>
  </office:meta>
</office:document-meta>
</file>